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15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8cm" svg:height="4.4cm" svg:x="4.1cm" svg:y="12cm">
          <draw:text-box>
            <text:p>Lien framer :<text:line-break/><text:line-break/>https://framer.com/projects/maquette--sXDIQDi0SQTNOS9fiHAM-hReHO?node=kSRttcHTp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4T17:56:26.451000000</meta:creation-date>
    <dc:date>2021-03-14T17:57:11.169000000</dc:date>
    <meta:editing-duration>PT45S</meta:editing-duration>
    <meta:editing-cycles>1</meta:editing-cycles>
    <meta:document-statistic meta:object-count="1"/>
    <meta:generator>LibreOffice/6.4.3.2$Windows_X86_64 LibreOffice_project/747b5d0ebf89f41c860ec2a39efd7cb15b54f2d8</meta:generator>
  </office:meta>
</office:document-meta>
</file>